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KLUG" svg:font-family="LKLUG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weight="bold" officeooo:rsid="0012ee53" officeooo:paragraph-rsid="0012ee53" style:font-weight-asian="bold" style:font-weight-complex="bold"/>
    </style:style>
    <style:style style:name="P2" style:family="paragraph" style:parent-style-name="Standard">
      <style:text-properties style:font-name="Nimbus Sans L" officeooo:rsid="000e0150" officeooo:paragraph-rsid="000e0150"/>
    </style:style>
    <style:style style:name="P3" style:family="paragraph" style:parent-style-name="Standard" style:list-style-name="L1">
      <style:text-properties style:font-name="Nimbus Sans L" officeooo:rsid="000e0150" officeooo:paragraph-rsid="000e0150"/>
    </style:style>
    <style:style style:name="P4" style:family="paragraph" style:parent-style-name="Standard" style:list-style-name="L2">
      <style:text-properties style:font-name="Nimbus Sans L" officeooo:rsid="000fabf4" officeooo:paragraph-rsid="000fabf4"/>
    </style:style>
    <style:style style:name="P5" style:family="paragraph" style:parent-style-name="Standard" style:list-style-name="L2">
      <style:text-properties style:font-name="Nimbus Sans L" officeooo:rsid="001139b6" officeooo:paragraph-rsid="001139b6"/>
    </style:style>
    <style:style style:name="P6" style:family="paragraph" style:parent-style-name="Standard">
      <style:text-properties style:font-name="Nimbus Sans L" style:text-underline-style="solid" style:text-underline-width="auto" style:text-underline-color="font-color" officeooo:rsid="000e0150" officeooo:paragraph-rsid="000e0150"/>
    </style:style>
    <style:style style:name="P7" style:family="paragraph" style:parent-style-name="Standard">
      <style:text-properties fo:color="#808080" style:font-name="Nimbus Sans L" officeooo:rsid="000e0150" officeooo:paragraph-rsid="000e0150"/>
    </style:style>
    <style:style style:name="P8" style:family="paragraph" style:parent-style-name="Standard">
      <style:text-properties fo:color="#808080" style:font-name="Nimbus Sans L" fo:font-style="italic" officeooo:rsid="001286b7" officeooo:paragraph-rsid="001286b7" style:font-style-asian="italic" style:font-style-complex="italic"/>
    </style:style>
    <style:style style:name="T1" style:family="text">
      <style:text-properties officeooo:rsid="001286b7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ndi 25 avril 2016</text:p>
      <text:p text:style-name="P2"/>
      <text:p text:style-name="P6">Premier rassemblement du groupe: </text:p>
      <text:list xml:id="list5720718407809960232" text:style-name="L2">
        <text:list-item>
          <text:p text:style-name="P4">initialisation d'un dépôt git sur Redmine EDU.</text:p>
        </text:list-item>
        <text:list-item>
          <text:p text:style-name="P5">Création d'un groupe skype et google drive.</text:p>
        </text:list-item>
      </text:list>
      <text:list xml:id="list8921579517813874374" text:style-name="L1">
        <text:list-item>
          <text:p text:style-name="P3"><text:span text:style-name="T2">9h30 – 11 h30 : </text:span>lecture, décorticage et brainstorming sur le sujet proposé, <text:span text:style-name="T1">téléchargement d'Ingress pour découvrir l'univers du sujet.</text:span></text:p>
        </text:list-item>
        <text:list-item>
          <text:p text:style-name="P3"><text:span text:style-name="T2">14h – 18h :</text:span> approfondissement, premier maquettage du client Android, initialisation du dictionnaire des termes et actions, définition finale des règles de jeu.</text:p>
        </text:list-item>
      </text:list>
      <text:p text:style-name="P7"/>
      <text:p text:style-name="P8"><text:span text:style-name="T2">Prévu pour le lendemain : </text:span>fin du dictionnaire, avancement des spécifications, maquettage serveur, diagramme UM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KLUG" svg:font-family="LKLUG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23:03:44.203400290</meta:creation-date>
    <meta:generator>LibreOffice/5.0.3.2$Linux_X86_64 LibreOffice_project/00m0$Build-2</meta:generator>
    <dc:date>2016-04-25T23:11:53.834604924</dc:date>
    <meta:editing-duration>PT8M7S</meta:editing-duration>
    <meta:editing-cycles>8</meta:editing-cycles>
    <meta:document-statistic meta:table-count="0" meta:image-count="0" meta:object-count="0" meta:page-count="1" meta:paragraph-count="7" meta:word-count="82" meta:character-count="552" meta:non-whitespace-character-count="477"/>
  </office:meta>
</office:document-meta>
</file>